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2.125cm" style:rel-column-width="8191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H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291c" officeooo:paragraph-rsid="0007291c"/>
    </style:style>
    <style:style style:name="P2" style:family="paragraph" style:parent-style-name="Standard">
      <style:text-properties officeooo:rsid="0005ef78" officeooo:paragraph-rsid="0005ef78"/>
    </style:style>
    <style:style style:name="P3" style:family="paragraph" style:parent-style-name="Standard">
      <style:text-properties officeooo:rsid="0007291c" officeooo:paragraph-rsid="0007291c"/>
    </style:style>
    <style:style style:name="P4" style:family="paragraph" style:parent-style-name="Table_20_Contents">
      <style:text-properties officeooo:rsid="0005ef78" officeooo:paragraph-rsid="0005ef78"/>
    </style:style>
    <style:style style:name="T1" style:family="text">
      <style:text-properties officeooo:rsid="0007291c"/>
    </style:style>
    <style:style style:name="T2" style:family="text">
      <style:text-properties officeooo:rsid="0008250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llån</text:p>
      <text:p text:style-name="P2">Lav en amortisationstabel over følgende lån</text:p>
      <text:p text:style-name="P2"/>
      <table:table table:name="Tabel1" table:style-name="Tabel1">
        <table:table-column table:style-name="Tabel1.A" table:number-columns-repeated="8"/>
        <table:table-row>
          <table:table-cell table:style-name="Tabel1.A1" office:value-type="string">
            <text:p text:style-name="P4">Lån</text:p>
          </table:table-cell>
          <table:table-cell table:style-name="Tabel1.A1" office:value-type="string">
            <text:p text:style-name="P4">Hove<text:span text:style-name="T2">d</text:span>stol</text:p>
          </table:table-cell>
          <table:table-cell table:style-name="Tabel1.A1" office:value-type="string">
            <text:p text:style-name="P4">udbetaling</text:p>
          </table:table-cell>
          <table:table-cell table:style-name="Tabel1.A1" office:value-type="string">
            <text:p text:style-name="P4">rente</text:p>
          </table:table-cell>
          <table:table-cell table:style-name="Tabel1.A1" office:value-type="string">
            <text:p text:style-name="P4">Terminer /år</text:p>
          </table:table-cell>
          <table:table-cell table:style-name="Tabel1.A1" office:value-type="string">
            <text:p text:style-name="P4">løbetid</text:p>
          </table:table-cell>
          <table:table-cell table:style-name="Tabel1.A1" office:value-type="string">
            <text:p text:style-name="Table_20_Contents"/>
          </table:table-cell>
          <table:table-cell table:style-name="Tabel1.H1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Billån 1</text:p>
          </table:table-cell>
          <table:table-cell table:style-name="Tabel1.A2" office:value-type="string">
            <text:p text:style-name="P4">140000</text:p>
          </table:table-cell>
          <table:table-cell table:style-name="Tabel1.A2" office:value-type="string">
            <text:p text:style-name="P4">0</text:p>
          </table:table-cell>
          <table:table-cell table:style-name="Tabel1.A2" office:value-type="string">
            <text:p text:style-name="P4">8,6</text:p>
          </table:table-cell>
          <table:table-cell table:style-name="Tabel1.A2" office:value-type="string">
            <text:p text:style-name="P4">12</text:p>
          </table:table-cell>
          <table:table-cell table:style-name="Tabel1.A2" office:value-type="string">
            <text:p text:style-name="P4">3-5</text:p>
          </table:table-cell>
          <table:table-cell table:style-name="Tabel1.A2" office:value-type="string">
            <text:p text:style-name="Table_20_Contents"/>
          </table:table-cell>
          <table:table-cell table:style-name="Tabel1.H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Billån 1</text:p>
          </table:table-cell>
          <table:table-cell table:style-name="Tabel1.A2" office:value-type="string">
            <text:p text:style-name="P4">140000</text:p>
          </table:table-cell>
          <table:table-cell table:style-name="Tabel1.A2" office:value-type="string">
            <text:p text:style-name="P4">35000</text:p>
          </table:table-cell>
          <table:table-cell table:style-name="Tabel1.A2" office:value-type="string">
            <text:p text:style-name="P4">6,3</text:p>
          </table:table-cell>
          <table:table-cell table:style-name="Tabel1.A2" office:value-type="string">
            <text:p text:style-name="P4">12</text:p>
          </table:table-cell>
          <table:table-cell table:style-name="Tabel1.A2" office:value-type="string">
            <text:p text:style-name="P4">3-5</text:p>
          </table:table-cell>
          <table:table-cell table:style-name="Tabel1.A2" office:value-type="string">
            <text:p text:style-name="Table_20_Contents"/>
          </table:table-cell>
          <table:table-cell table:style-name="Tabel1.H2" office:value-type="string">
            <text:p text:style-name="Table_20_Contents"/>
          </table:table-cell>
        </table:table-row>
      </table:table>
      <text:p text:style-name="Text_20_body"/>
      <text:p text:style-name="Text_20_body">Der skal laves eksempler med løbetider på henholdsvis 3, 4 og 5 år.</text:p>
      <text:p text:style-name="P1">Du skal ikke medtænke gebyrer</text:p>
      <text:p text:style-name="Text_20_body">Hvor lang løbetid ville du vælge … og hvorfor?</text:p>
      <text:p text:style-name="Title">Huslån</text:p>
      <text:p text:style-name="P3"/>
      <text:p text:style-name="P2">Lav amortisationstabel over følgende lån, <text:span text:style-name="T1">hvor</text:span></text:p>
      <text:p text:style-name="P2"/>
      <text:p text:style-name="P2">Hus koster 2.200.000</text:p>
      <text:p text:style-name="P2"/>
      <text:p text:style-name="P3">Du lægger en udbetaling på 5%, som du skal if loven og skal låne resten af pengene</text:p>
      <text:p text:style-name="P3"/>
      <text:p text:style-name="P3">Du skal have finansieret 15% af lånet ved hjælp af et banklån. Banklånet er på 6,25% og skal tilbagebetales månedsvis og må løbe maksimalt 15 år.</text:p>
      <text:p text:style-name="P3"/>
      <text:p text:style-name="P3">Du skal have finansieret resten ved hjælp af 2% obligationer der løber over der ligger i kurs 97,09. dvs. at man kun får 97,09 kr for hver hundrede kroner man låner eller at man skal låne <draw:frame draw:style-name="fr1" draw:name="Objekt1" text:anchor-type="as-char" svg:y="-0.619cm" svg:width="3.605cm" svg:height="0.998cm" draw:z-index="0"><draw:object xlink:href="./Object 1" xlink:type="simple" xlink:show="embed" xlink:actuate="onLoad"/><draw:image xlink:href="./ObjectReplacements/Object 1" xlink:type="simple" xlink:show="embed" xlink:actuate="onLoad"/></draw:frame>hvergang de låner 1 krone</text:p>
      <text:p text:style-name="P3"/>
      <text:p text:style-name="P3">Obligationslånet løber i 30 år og tilbagebetales kvartalsvist</text:p>
      <text:p text:style-name="P3"/>
      <text:p text:style-name="P3"/>
      <text:p text:style-name="P3">Kom med et forslag til finansiering. Hvor mange år vil du lade banklånet løbe over, og hvorfor?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08:00:53.105000000</meta:creation-date>
    <meta:print-date>2016-11-04T08:30:39.448000000</meta:print-date>
    <dc:date>2016-11-04T08:52:10.686000000</dc:date>
    <meta:editing-duration>PT17M3S</meta:editing-duration>
    <meta:editing-cycles>1</meta:editing-cycles>
    <meta:document-statistic meta:table-count="1" meta:image-count="0" meta:object-count="1" meta:page-count="1" meta:paragraph-count="31" meta:word-count="174" meta:character-count="955" meta:non-whitespace-character-count="812"/>
    <meta:generator>LibreOffice/5.2.1.2$Windows_x86 LibreOffice_project/31dd62db80d4e60af04904455ec9c9219178d620</meta:generator>
  </office:meta>
</office:document-meta>
</file>

<file path=Object 1/content.xml><?xml version="1.0" encoding="utf-8"?>
<math xmlns="http://www.w3.org/1998/Math/MathML" display="block">
  <semantics>
    <mrow>
      <mrow>
        <mfrac>
          <mn>100</mn>
          <mn>97,09</mn>
        </mfrac>
        <mo stretchy="false">=</mo>
        <mn>1,029972</mn>
      </mrow>
      <mi mathvariant="italic">kr</mi>
    </mrow>
    <annotation encoding="StarMath 5.0">100 over 97,09=1,029972 kr</annotation>
  </semantics>
</math>
</file>